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ngletonLookupState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ListableBeanFactoryBenchmark.prototypeCreation( PrototypeCreation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LookupManyBeansState.set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ListableBeanFactoryBenchmark.singletLookupByTypeManyBeans( SingletonLookup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istableBeanFactoryBenchmark.singletLookupByType( SingletonLookup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typeCreationState.setup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DefaultListableBeanFactoryBenchmark.singletLookup( SingletonLookup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